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officeooo:rsid="000243f4" officeooo:paragraph-rsid="000243f4"/>
    </style:style>
    <style:style style:name="P2" style:family="paragraph" style:parent-style-name="Standard">
      <style:text-properties style:font-name="Nimbus Sans L" officeooo:rsid="000243f4" officeooo:paragraph-rsid="000243f4"/>
    </style:style>
    <style:style style:name="P3" style:family="paragraph" style:parent-style-name="Standard">
      <style:text-properties style:font-name="Nimbus Sans L" officeooo:rsid="000a1f2a" officeooo:paragraph-rsid="000a1f2a"/>
    </style:style>
    <style:style style:name="P4" style:family="paragraph" style:parent-style-name="Standard">
      <style:text-properties style:font-name="Nimbus Sans L" officeooo:rsid="000af197" officeooo:paragraph-rsid="000af197"/>
    </style:style>
    <style:style style:name="P5" style:family="paragraph" style:parent-style-name="Standard">
      <style:text-properties style:font-name="Nimbus Sans L" officeooo:rsid="000ce265" officeooo:paragraph-rsid="000ce265"/>
    </style:style>
    <style:style style:name="T1" style:family="text">
      <style:text-properties officeooo:rsid="0003f6c2"/>
    </style:style>
    <style:style style:name="T2" style:family="text">
      <style:text-properties officeooo:rsid="0005d282"/>
    </style:style>
    <style:style style:name="T3" style:family="text">
      <style:text-properties officeooo:rsid="00080f5b"/>
    </style:style>
    <style:style style:name="T4" style:family="text">
      <style:text-properties officeooo:rsid="000a1f2a"/>
    </style:style>
    <style:style style:name="T5" style:family="text">
      <style:text-properties officeooo:rsid="000a61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<text:span text:style-name="T1">PROGRAMA</text:span>&gt; := {&lt;Sentencia&gt;}</text:p>
      <text:p text:style-name="P1"/>
      <text:p text:style-name="P1">&lt;Sentencia&gt; := &lt;A<text:span text:style-name="T2">SIGNACION</text:span>&gt; | &lt;E<text:span text:style-name="T2">XPRESION</text:span>&gt; | &lt;<text:span text:style-name="T2">IMPRIME</text:span>&gt; | &lt;<text:span text:style-name="T2">SI</text:span>&gt; | &lt;<text:span text:style-name="T2">MIENTRAS</text:span>&gt;</text:p>
      <text:p text:style-name="P1"/>
      <text:p text:style-name="P1">&lt;<text:span text:style-name="T3">SI</text:span>&gt; := if &lt;E<text:span text:style-name="T3">XPRESION</text:span>&gt;: &lt;ENDL&gt; &lt;<text:span text:style-name="T3">INDENT</text:span>&gt; &lt;Sentencia&gt;<text:span text:style-name="T3">{&lt;Sentencia&gt;}</text:span>&lt;<text:span text:style-name="T3">DEDENT</text:span>&gt; <text:span text:style-name="T3">[else: &lt;INDENT&gt; &lt;Sentencia&gt;{&lt;Sentencia&gt;}&lt;DEDENT&gt;</text:span></text:p>
      <text:p text:style-name="P1"/>
      <text:p text:style-name="P1">&lt;<text:span text:style-name="T4">ASIGNACION&gt; := &lt;ID&gt; = &lt;EXPRESION&gt;&lt;ENDL&gt;</text:span></text:p>
      <text:p text:style-name="P1"/>
      <text:p text:style-name="P3">&lt;IMPRIME&gt; := print(&lt;EXPRESION&gt;)<text:span text:style-name="T5">&lt;ENDL&gt;</text:span></text:p>
      <text:p text:style-name="P3"/>
      <text:p text:style-name="P4">MIENTRAS := while &lt;EXPRESION&gt;:&lt;ENDL&gt;&lt;INDENT&gt;&lt;Sentencia&gt;{&lt;Sentencia&gt;}&lt;DEDENT&gt;</text:p>
      <text:p text:style-name="P4"/>
      <text:p text:style-name="P5">&lt;EXPRESION&gt; := &lt;Suma&gt; {== &lt;Suma&gt;}</text:p>
      <text:p text:style-name="P5"/>
      <text:p text:style-name="P5">&lt;Suma&gt; := &lt;Mult&gt; {+ &lt;Mult&gt;}</text:p>
      <text:p text:style-name="P5"/>
      <text:p text:style-name="P5">&lt;Mult&gt; := &lt;Term&gt; {* Term}</text:p>
      <text:p text:style-name="P5"/>
      <text:p text:style-name="P5">&lt;Term&gt; := &lt;ENTERO&gt; | &lt;REAL&gt; | &lt;ID&gt;|+&lt;Term&gt;| (&lt;Term&gt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3:44:44.417626532</meta:creation-date>
    <dc:date>2016-04-26T16:04:17.942831271</dc:date>
    <meta:editing-duration>PT1H1M30S</meta:editing-duration>
    <meta:editing-cycles>8</meta:editing-cycles>
    <meta:generator>LibreOffice/4.3.3.2$Linux_x86 LibreOffice_project/430m0$Build-2</meta:generator>
    <meta:document-statistic meta:table-count="0" meta:image-count="0" meta:object-count="0" meta:page-count="1" meta:paragraph-count="10" meta:word-count="59" meta:character-count="511" meta:non-whitespace-character-count="462"/>
  </office:meta>
</office:document-meta>
</file>